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 officeooo:paragraph-rsid="00c20b50"/>
    </style:style>
    <style:style style:name="P2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29ba73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c20b50" officeooo:paragraph-rsid="00c20b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visibilité et Nombres premiers</text:p>
      <text:p text:style-name="Standard"/>
      <text:p text:style-name="P1">Exercices du livre : pages 13-23</text:p>
      <text:p text:style-name="P1">La calculatrice est autorisée pour les gros calculs</text:p>
      <text:p text:style-name="Standard"/>
      <text:p text:style-name="Standard">Division euclidienne</text:p>
      <text:p text:style-name="P1">6, 7, 17, 30, 31, 80, 81</text:p>
      <text:p text:style-name="P1">pb concrets : 2, 3, 16, 21, 24, 26, 28, 32, 35, 37, 38, 39, 75, 77</text:p>
      <text:p text:style-name="Standard"/>
      <text:p text:style-name="Standard"/>
      <text:p text:style-name="Standard">Multiples et diviseurs d’un nombre</text:p>
      <text:p text:style-name="P1">9, 10, 40, 41, 45, 48, 52</text:p>
      <text:p text:style-name="P1">pb concrets : 49, 53, 54, 76</text:p>
      <text:p text:style-name="P1"/>
      <text:p text:style-name="P1"/>
      <text:p text:style-name="P1">Critères de divisibilité :</text:p>
      <text:p text:style-name="P1">11, 51, 56, 57, 63, 78, 84, 87</text:p>
      <text:p text:style-name="Standard"/>
      <text:p text:style-name="Standard"/>
      <text:p text:style-name="Standard">Décomposition d’un entier en produit de facteurs premiers</text:p>
      <text:p text:style-name="P1">ex difficiles : 79, 82, 89, 93</text:p>
      <text:p text:style-name="P1">tâches complexes : 96, 9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M50S</meta:editing-duration>
    <meta:editing-cycles>149</meta:editing-cycles>
    <meta:generator>LibreOffice/7.1.4.2$Linux_X86_64 LibreOffice_project/10$Build-2</meta:generator>
    <meta:initial-creator>Véronique et Thibaud FONTANET</meta:initial-creator>
    <dc:date>2021-07-10T12:04:24.762888660</dc:date>
    <meta:print-date>2021-01-04T09:36:06.738044778</meta:print-date>
    <meta:document-statistic meta:table-count="0" meta:image-count="0" meta:object-count="0" meta:page-count="1" meta:paragraph-count="14" meta:word-count="95" meta:character-count="480" meta:non-whitespace-character-count="399"/>
  </office:meta>
</office:document-meta>
</file>